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宋体" svg:font-family="宋体"/>
    <style:font-face style:name="Arial" svg:font-family="Arial"/>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text-properties fo:color="#4F81BD" style:font-name="Cambria" style:font-name-asian="Cambria" style:font-name-complex="Cambria" fo:font-size="12pt" style:font-size-asian="12pt" style:font-size-complex="12pt" fo:font-style="italic" style:font-style-asian="italic" style:font-style-complex="italic" fo:font-weight="bold" style:font-weight-asian="bold" style:font-weight-complex="bold" style:font-family-generic="roman"/>
    </style:style>
    <style:style style:name="ce3" style:family="table-cell" style:parent-style-name="Default" style:data-style-name="N0">
      <style:table-cell-properties fo:border="thin solid #000000"/>
    </style:style>
    <style:style style:name="ce4" style:family="table-cell" style:parent-style-name="Default" style:data-style-name="N0">
      <style:table-cell-properties fo:border="thin solid #000000" style:vertical-align="middle" fo:wrap-option="wrap"/>
      <style:text-properties style:font-name="Arial" style:font-name-asian="Arial" style:font-name-complex="Arial" fo:font-style="italic" style:font-style-asian="italic" style:font-style-complex="italic"/>
    </style:style>
    <style:style style:name="ce5" style:family="table-cell" style:parent-style-name="Default" style:data-style-name="N0">
      <style:table-cell-properties fo:border="thin solid #000000" style:vertical-align="middle" fo:wrap-option="wrap"/>
      <style:text-properties style:font-name="Arial" style:font-name-asian="Arial" style:font-name-complex="Arial"/>
    </style:style>
    <style:style style:name="ce6" style:family="table-cell" style:parent-style-name="Default" style:data-style-name="N0">
      <style:table-cell-properties fo:border="thin solid #000000" style:vertical-align="automatic" fo:wrap-option="wrap"/>
      <style:text-properties style:font-name="Arial" style:font-name-asian="Arial" style:font-name-complex="Arial"/>
    </style:style>
    <style:style style:name="ce7"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6pt" style:font-size-asian="16pt" style:font-size-complex="16pt" fo:font-weight="bold" style:font-weight-asian="bold" style:font-weight-complex="bold"/>
    </style:style>
    <style:style style:name="ce8" style:family="table-cell" style:parent-style-name="Default" style:data-style-name="N0">
      <style:text-properties style:font-name="Arial" style:font-name-asian="Arial" style:font-name-complex="Arial" fo:font-size="20pt" style:font-size-asian="20pt" style:font-size-complex="20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italic" style:font-style-asian="italic" style:font-style-complex="italic"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13.6789583333333cm"/>
    </style:style>
    <style:style style:name="co2" style:family="table-column">
      <style:table-column-properties fo:break-before="auto" style:column-width="1.905cm"/>
    </style:style>
    <style:style style:name="co3" style:family="table-column">
      <style:table-column-properties fo:break-before="auto" style:column-width="9.89541666666667cm"/>
    </style:style>
    <style:style style:name="ro1" style:family="table-row">
      <style:table-row-properties style:row-height="26.2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15.75pt" style:use-optimal-row-height="true" fo:break-before="auto"/>
    </style:style>
    <style:style style:name="ro4" style:family="table-row">
      <style:table-row-properties style:row-height="117pt" style:use-optimal-row-height="true" fo:break-before="auto"/>
    </style:style>
    <style:style style:name="ro5" style:family="table-row">
      <style:table-row-properties style:row-height="72.75pt" style:use-optimal-row-height="true" fo:break-before="auto"/>
    </style:style>
    <style:style style:name="ro6" style:family="table-row">
      <style:table-row-properties style:row-height="57pt" style:use-optimal-row-height="true" fo:break-before="auto"/>
    </style:style>
    <style:style style:name="ro7" style:family="table-row">
      <style:table-row-properties style:row-height="29.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Sheet1" table:style-name="ta1">
        <table:table-column table:style-name="co1" table:default-cell-style-name="ce1"/>
        <table:table-column table:style-name="co2" table:default-cell-style-name="ce1"/>
        <table:table-column table:style-name="co3" table:default-cell-style-name="ce1"/>
        <table:table-column table:style-name="co2" table:number-columns-repeated="16381" table:default-cell-style-name="ce1"/>
        <table:table-row table:style-name="ro1">
          <table:table-cell office:value-type="string" table:style-name="ce8">
            <text:p>Sample Document</text:p>
          </table:table-cell>
          <table:table-cell table:number-columns-repeated="16383" table:style-name="ce1"/>
        </table:table-row>
        <table:table-row table:style-name="ro2">
          <table:table-cell table:number-columns-repeated="16384"/>
        </table:table-row>
        <table:table-row table:style-name="ro3">
          <table:table-cell office:value-type="string" table:style-name="ce2">
            <text:p>Welocalize - About Us</text:p>
          </table:table-cell>
          <table:table-cell table:style-name="ce1"/>
          <table:table-cell office:value-type="string" table:style-name="ce2">
            <text:p>About GlobalSight:</text:p>
          </table:table-cell>
          <table:table-cell table:number-columns-repeated="16381"/>
        </table:table-row>
        <table:table-row table:style-name="ro2">
          <table:table-cell table:style-name="ce3"/>
          <table:table-cell table:style-name="ce1"/>
          <table:table-cell table:style-name="ce3"/>
          <table:table-cell table:number-columns-repeated="16381"/>
        </table:table-row>
        <table:table-row table:style-name="ro4">
          <table:table-cell office:value-type="string" table:style-name="ce4">
            <text:p>Welocalize<text:span text:style-name="T1"><text:s/>was founded in 1997, and is a privately held, venture backed company. We have over 400 staff members in 12 offices located in the<text:s/></text:span><text:span text:style-name="T3">USA</text:span><text:span text:style-name="T1">,<text:s/></text:span><text:span text:style-name="T3">Ireland</text:span><text:span text:style-name="T1">,<text:s/></text:span><text:span text:style-name="T3">Germany</text:span><text:span text:style-name="T1">,<text:s/></text:span><text:span text:style-name="T3">The Netherlands</text:span><text:span text:style-name="T1">,<text:s/></text:span><text:span text:style-name="T3">China</text:span><text:span text:style-name="T1"><text:s/>and<text:s/></text:span><text:span text:style-name="T3">Japan</text:span><text:span text:style-name="T1">. For the past eight years running</text:span><text:span text:style-name="T3">, Deloitte &amp; Touche</text:span><text:span text:style-name="T1"><text:s/>has ranked<text:s/></text:span>Welocalize<text:span text:style-name="T1"><text:s/>as one of the fastest growing technology companies in North America in their annual<text:s/></text:span>Maryland Technology Fast 50<text:span text:style-name="T1"><text:s/>ranking. In<text:s/></text:span><text:span text:style-name="T3">2005</text:span><text:span text:style-name="T1">,<text:s/></text:span><text:span text:style-name="T3">2006</text:span><text:span text:style-name="T1">,<text:s/></text:span><text:span text:style-name="T3">2007</text:span><text:span text:style-name="T1"><text:s/>and<text:s/></text:span><text:span text:style-name="T3">2008</text:span><text:span text:style-name="T1"><text:s/>Welocalize earned a place on the<text:s/></text:span>INC 500<text:span text:style-name="T1"><text:s/>list of fastest growing private companies in the U.S..</text:span></text:p>
          </table:table-cell>
          <table:table-cell table:style-name="ce1"/>
          <table:table-cell office:value-type="string" table:style-name="ce4">
            <text:p>GlobalSight<text:span text:style-name="T1"><text:s/>is a collaborative, open source initiative to develop a flexible and sustainable Translation Management System (TMS) that leverages the best ideas and addresses the true needs of the industry. <text:s/>GlobalSight embraces an ecosystem of enterprise clients, translators, language service providers, technology suppliers, universities, research institutions and individuals alike!</text:span></text:p>
          </table:table-cell>
          <table:table-cell table:number-columns-repeated="16381"/>
        </table:table-row>
        <table:table-row table:style-name="ro2">
          <table:table-cell table:style-name="ce3"/>
          <table:table-cell table:number-columns-repeated="16383" table:style-name="ce1"/>
        </table:table-row>
        <table:table-row table:style-name="ro5">
          <table:table-cell office:value-type="string" table:style-name="ce5">
            <text:p>Our services include globalization consulting, translation, localization, and testing solutions for business materials and systems including software, multimedia, learning services, and mobile applications. Welocalize specializes in the<text:s/><text:span text:style-name="T3">Enterprise Applications</text:span>,<text:s/><text:span text:style-name="T3">eLearning</text:span>,<text:s/><text:span text:style-name="T3">Life Sciences</text:span>, and<text:s/><text:span text:style-name="T3">Media &amp; Telecommunications</text:span><text:s/>industries.</text:p>
          </table:table-cell>
          <table:table-cell table:style-name="ce1"/>
          <table:table-cell office:value-type="string" table:style-name="ce7">
            <text:p>&lt;By GlobalSight "Team"&gt;</text:p>
          </table:table-cell>
          <table:table-cell table:number-columns-repeated="16381"/>
        </table:table-row>
        <table:table-row table:style-name="ro2">
          <table:table-cell table:style-name="ce3"/>
          <table:table-cell table:number-columns-repeated="16383" table:style-name="ce1"/>
        </table:table-row>
        <table:table-row table:style-name="ro6">
          <table:table-cell office:value-type="string" table:style-name="ce6">
            <text:p>We work with our clients to create a framework and methodology for expanding globally that produce scalable, predictable results. With the integration of our product and service family into the development environment, our clients are able to achieve much faster international time-to-market.</text:p>
          </table:table-cell>
          <table:table-cell table:number-columns-repeated="16383" table:style-name="ce1"/>
        </table:table-row>
        <table:table-row table:style-name="ro2">
          <table:table-cell table:style-name="ce3"/>
          <table:table-cell table:number-columns-repeated="16383" table:style-name="ce1"/>
        </table:table-row>
        <table:table-row table:style-name="ro7">
          <table:table-cell office:value-type="string" table:style-name="ce4">
            <text:p>Welocalize<text:span text:style-name="T1"><text:s/>also offers the unique, open-source Translation Management System -<text:s/></text:span><text:span text:style-name="T3">GlobalSight</text:span><text:span text:style-name="T1">.</text:span></text:p>
          </table:table-cell>
          <table:table-cell table:number-columns-repeated="16383" table:style-name="ce1"/>
        </table:table-row>
        <table:table-row table:number-rows-repeated="1048565" table:style-name="ro2">
          <table:table-cell table:number-columns-repeated="16384"/>
        </table:table-row>
      </table:table>
      <table:table table:name="Sheet2" table:style-name="ta2">
        <table:table-column table:style-name="co2" table:number-columns-repeated="16384" table:default-cell-style-name="ce1"/>
        <table:table-row table:number-rows-repeated="1048576" table:style-name="ro2">
          <table:table-cell table:number-columns-repeated="16384"/>
        </table:table-row>
      </table:table>
      <table:table table:name="Sheet3" table:style-name="ta2">
        <table:table-column table:style-name="co2" table:number-columns-repeated="16384" table:default-cell-style-name="ce1"/>
        <table:table-row table:number-rows-repeated="104857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宋体" svg:font-family="宋体"/>
    <style:font-face style:name="Arial" svg:font-family="Arial"/>
    <style:font-face style:name="Cambria" svg:font-family="Cambria"/>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宋体" style:font-name-asian="宋体" style:font-name-complex="宋体" fo:font-size="11pt" style:font-size-asian="11pt" style:font-size-complex="11pt"/>
    </style: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meta:initial-creator>donald.pan</meta:initial-creator>
    <dc:creator>Test</dc:creator>
    <meta:creation-date>2009-08-17T00:20:59Z</meta:creation-date>
    <dc:date>2010-05-13T07:46:01Z</dc:date>
  </office:meta>
</office:document-meta>
</file>